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6cm" fo:wrap-option="wrap"/>
    </style:style>
    <style:style style:name="gr3" style:family="graphic" style:parent-style-name="objectwithoutfill">
      <style:graphic-properties svg:stroke-color="#808080" draw:marker-end="Arrow" draw:marker-end-width="0.3cm" draw:fill="none" draw:fill-color="#ffffff" draw:textarea-vertical-align="middle"/>
    </style:style>
    <style:style style:name="gr4" style:family="graphic" style:parent-style-name="objectwithoutfill">
      <style:graphic-properties svg:stroke-color="#808080"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2.6cm" svg:height="1cm" svg:x="1.3cm" svg:y="1.1cm">
          <text:p text:style-name="P1"><text:span text:style-name="T1">New Ite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" draw:id="id1" draw:layer="layout" svg:width="3.8cm" svg:height="2.2cm" svg:x="1.7cm" svg:y="3cm">
          <text:p text:style-name="P1"><text:span text:style-name="T1">Is packag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3" draw:id="id3" draw:layer="layout" svg:width="3.1cm" svg:height="2.1cm" svg:x="8.9cm" svg:y="2.1cm">
          <text:p text:style-name="P1"><text:span text:style-name="T1">Is singl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4cm" svg:height="1.5cm" svg:x="1.6cm" svg:y="6.5cm">
          <text:p text:style-name="P1">Write package detai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4.3cm" svg:height="1.2cm" svg:x="7.1cm" svg:y="10cm">
          <text:p text:style-name="P1">Use the single item form to encode the detai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4.5cm" svg:height="2.8cm" svg:x="8.2cm" svg:y="5.7cm">
          <text:p text:style-name="P1">Is disposab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.6cm" svg:y1="5.2cm" svg:x2="3.6cm" svg:y2="6.5cm" draw:start-shape="id1" draw:start-glue-point="6" draw:end-shape="id2" draw:end-glue-point="4" svg:d="m3600 5200v1300" svg:viewBox="0 0 1 1301">
          <text:p text:style-name="P1">Yes</text:p>
        </draw:connector>
        <draw:connector draw:style-name="gr3" draw:text-style-name="P1" draw:layer="layout" svg:x1="5.5cm" svg:y1="4.1cm" svg:x2="8.9cm" svg:y2="3.15cm" draw:start-shape="id1" draw:start-glue-point="7" draw:end-shape="id3" draw:end-glue-point="5" svg:d="m5500 4100h1701v-950h1699" svg:viewBox="0 0 3401 951">
          <text:p text:style-name="P1">No</text:p>
        </draw:connector>
        <draw:custom-shape draw:style-name="gr1" draw:text-style-name="P1" xml:id="id5" draw:id="id5" draw:layer="layout" svg:width="3.6cm" svg:height="2cm" svg:x="2.3cm" svg:y="13.7cm">
          <text:p text:style-name="P1">Item own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line-skew="-0.251cm" svg:x1="9.25cm" svg:y1="11.2cm" svg:x2="4.1cm" svg:y2="13.7cm" draw:start-shape="id4" draw:start-glue-point="6" draw:end-shape="id5" draw:end-glue-point="4" svg:d="m9250 11200v1000h-5150v1500" svg:viewBox="0 0 5151 2501">
          <text:p/>
        </draw:connector>
        <draw:custom-shape draw:style-name="gr1" draw:text-style-name="P1" xml:id="id6" draw:id="id6" draw:layer="layout" svg:width="3.2cm" svg:height="1.5cm" svg:x="7.8cm" svg:y="13.9cm">
          <text:p text:style-name="P1">Label the item as in the stora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.9cm" svg:y1="14.7cm" svg:x2="7.8cm" svg:y2="14.65cm" draw:start-shape="id5" draw:start-glue-point="7" draw:end-shape="id6" draw:end-glue-point="5" svg:d="m5900 14700h951v-50h949" svg:viewBox="0 0 1901 51">
          <text:p text:style-name="P1">No</text:p>
        </draw:connector>
        <draw:custom-shape draw:style-name="gr1" draw:text-style-name="P1" xml:id="id7" draw:id="id7" draw:layer="layout" svg:width="4.7cm" svg:height="2.5cm" svg:x="2.8cm" svg:y="16.8cm">
          <text:p text:style-name="P1">Owner details exist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4.1cm" svg:y1="15.7cm" svg:x2="5.15cm" svg:y2="16.8cm" draw:start-shape="id5" draw:start-glue-point="6" draw:end-shape="id7" draw:end-glue-point="4" svg:d="m4100 15700v551h1050v549" svg:viewBox="0 0 1051 1101">
          <text:p text:style-name="P1">Yes</text:p>
        </draw:connector>
        <draw:custom-shape draw:style-name="gr1" draw:text-style-name="P1" xml:id="id8" draw:id="id8" draw:layer="layout" svg:width="3.6cm" svg:height="1.2cm" svg:x="10.4cm" svg:y="17.4cm">
          <text:p text:style-name="P1">Add the person details / inf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5cm" svg:y1="18.05cm" svg:x2="10.4cm" svg:y2="18cm" draw:start-shape="id7" draw:start-glue-point="7" draw:end-shape="id8" draw:end-glue-point="5" svg:d="m7500 18050h1451v-50h1449" svg:viewBox="0 0 2901 51">
          <text:p text:style-name="P1">No</text:p>
        </draw:connector>
        <draw:custom-shape draw:style-name="gr1" draw:text-style-name="P1" xml:id="id9" draw:id="id9" draw:layer="layout" svg:width="4cm" svg:height="1.3cm" svg:x="3.2cm" svg:y="20.5cm">
          <text:p text:style-name="P1">Search for the person's details / inf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.15cm" svg:y1="19.3cm" svg:x2="5.2cm" svg:y2="20.5cm" draw:start-shape="id7" draw:start-glue-point="6" draw:end-shape="id9" draw:end-glue-point="4" svg:d="m5150 19300v601h50v599" svg:viewBox="0 0 51 1201">
          <text:p text:style-name="P1">Yes</text:p>
        </draw:connector>
        <draw:custom-shape draw:style-name="gr1" draw:text-style-name="P1" xml:id="id10" draw:id="id10" draw:layer="layout" svg:width="4.7cm" svg:height="1.1cm" svg:x="5.6cm" svg:y="23.2cm">
          <text:p text:style-name="P1">Set the person as owner of the item or packa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188cm" svg:x1="5.2cm" svg:y1="21.8cm" svg:x2="7.95cm" svg:y2="23.2cm" draw:start-shape="id9" draw:start-glue-point="6" draw:end-shape="id10" draw:end-glue-point="4" svg:d="m5200 21800v513h2750v887" svg:viewBox="0 0 2751 1401">
          <text:p/>
        </draw:connector>
        <draw:connector draw:style-name="gr4" draw:text-style-name="P1" draw:layer="layout" svg:x1="12.2cm" svg:y1="18.6cm" svg:x2="7.95cm" svg:y2="23.2cm" draw:start-shape="id8" draw:start-glue-point="6" draw:end-shape="id10" draw:end-glue-point="4" svg:d="m12200 18600v2301h-4250v2299" svg:viewBox="0 0 4251 4601">
          <text:p/>
        </draw:connector>
        <draw:connector draw:style-name="gr4" draw:text-style-name="P1" draw:layer="layout" draw:line-skew="0cm 4.749cm -1.099cm" svg:x1="9.4cm" svg:y1="15.4cm" svg:x2="4.1cm" svg:y2="13.7cm" draw:start-shape="id6" draw:start-glue-point="6" draw:end-shape="id5" draw:end-glue-point="4" svg:d="m9400 15400v502h2200v-3802h-7500v1600" svg:viewBox="0 0 7501 3803">
          <text:p/>
        </draw:connector>
        <draw:custom-shape draw:style-name="gr1" draw:text-style-name="P1" xml:id="id11" draw:id="id11" draw:layer="layout" svg:width="0.9cm" svg:height="1cm" svg:x="7.5cm" svg:y="25.2cm">
          <text:p text:style-name="P1">A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4" draw:text-style-name="P1" draw:layer="layout" svg:x1="7.95cm" svg:y1="24.3cm" svg:x2="7.95cm" svg:y2="25.2cm" draw:start-shape="id10" draw:start-glue-point="6" draw:end-shape="id11" draw:end-glue-point="4" svg:d="m7950 24300v900" svg:viewBox="0 0 1 901">
          <text:p/>
        </draw:connector>
        <draw:custom-shape draw:style-name="gr5" draw:text-style-name="P1" xml:id="id12" draw:id="id12" draw:layer="layout" svg:width="0.9cm" svg:height="1cm" svg:x="1.5cm" svg:y="11.6cm">
          <text:p text:style-name="P1">B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4" draw:text-style-name="P1" draw:layer="layout" draw:line-skew="-0.151cm" svg:x1="1.95cm" svg:y1="12.6cm" svg:x2="4.1cm" svg:y2="13.7cm" draw:start-shape="id12" draw:start-glue-point="6" draw:end-shape="id5" draw:end-glue-point="4" svg:d="m1950 12600v400h2150v700" svg:viewBox="0 0 2151 1101">
          <text:p/>
        </draw:connector>
        <draw:connector draw:style-name="gr4" draw:text-style-name="P1" draw:layer="layout" draw:line-skew="-0.151cm" svg:x1="2.6cm" svg:y1="2.1cm" svg:x2="3.6cm" svg:y2="3cm" draw:start-shape="id13" draw:start-glue-point="6" draw:end-shape="id1" draw:end-glue-point="4" svg:d="m2600 2100v300h1000v600" svg:viewBox="0 0 1001 901">
          <text:p/>
        </draw:connector>
        <draw:connector draw:style-name="gr3" draw:text-style-name="P1" draw:layer="layout" svg:x1="10.45cm" svg:y1="4.2cm" svg:x2="10.45cm" svg:y2="5.7cm" draw:start-shape="id3" draw:start-glue-point="6" draw:end-shape="id14" draw:end-glue-point="4" svg:d="m10450 4200v1500" svg:viewBox="0 0 1 1501">
          <text:p text:style-name="P1">Yes</text:p>
        </draw:connector>
        <draw:custom-shape draw:style-name="gr1" draw:text-style-name="P1" xml:id="id15" draw:id="id15" draw:layer="layout" svg:width="4.2cm" svg:height="1cm" svg:x="12.4cm" svg:y="8.6cm">
          <text:p text:style-name="P1">Item = Disposable;</text:p>
          <text:p text:style-name="P1">Record as an Inventor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45cm" svg:y1="8.5cm" svg:x2="9.25cm" svg:y2="10cm" draw:start-shape="id14" draw:start-glue-point="6" draw:end-shape="id4" draw:end-glue-point="4" svg:d="m10450 8500v751h-1200v749" svg:viewBox="0 0 1201 1501">
          <text:p text:style-name="P1">Yes</text:p>
        </draw:connector>
        <draw:connector draw:style-name="gr3" draw:text-style-name="P1" draw:layer="layout" svg:x1="12.7cm" svg:y1="7.1cm" svg:x2="14.5cm" svg:y2="8.6cm" draw:start-shape="id14" draw:start-glue-point="7" draw:end-shape="id15" draw:end-glue-point="4" svg:d="m12700 7100h1800v1500" svg:viewBox="0 0 1801 1501">
          <text:p text:style-name="P1">No</text:p>
        </draw:connector>
        <draw:connector draw:style-name="gr4" draw:text-style-name="P1" draw:layer="layout" svg:x1="14.5cm" svg:y1="9.6cm" svg:x2="11.4cm" svg:y2="10.6cm" draw:start-shape="id15" draw:start-glue-point="6" draw:end-shape="id4" draw:end-glue-point="7" svg:d="m14500 9600v1000h-3100" svg:viewBox="0 0 3101 1001">
          <text:p/>
        </draw:connector>
        <draw:connector draw:style-name="gr4" draw:text-style-name="P1" draw:layer="layout" draw:line-skew="0cm 0cm -0.099cm" svg:x1="3.6cm" svg:y1="8cm" svg:x2="10.45cm" svg:y2="5.7cm" draw:start-shape="id2" draw:start-glue-point="6" draw:end-shape="id14" draw:end-glue-point="4" svg:d="m3600 8000v502h3301v-3402h3549v600" svg:viewBox="0 0 6851 3403">
          <text:p/>
        </draw:connector>
        <draw:custom-shape draw:style-name="gr5" draw:text-style-name="P1" xml:id="id16" draw:id="id16" draw:layer="layout" svg:width="1cm" svg:height="1.1cm" svg:x="14.4cm" svg:y="3.3cm">
          <text:p text:style-name="P1">C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1" draw:layer="layout" svg:x1="12cm" svg:y1="3.15cm" svg:x2="14.4cm" svg:y2="3.85cm" draw:start-shape="id3" draw:start-glue-point="7" draw:end-shape="id16" draw:end-glue-point="5" svg:d="m12000 3150h1201v700h1199" svg:viewBox="0 0 2401 701">
          <text:p text:style-name="P1">No</text:p>
        </draw:connector>
      </draw:page>
      <draw:page draw:name="page2" draw:style-name="dp1" draw:master-page-name="Default">
        <draw:custom-shape draw:style-name="gr1" draw:text-style-name="P1" xml:id="id25" draw:id="id25" draw:layer="layout" svg:width="0.9cm" svg:height="0.9cm" svg:x="2cm" svg:y="2.2cm">
          <text:p text:style-name="P1">A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17" draw:id="id17" draw:layer="layout" svg:width="3.2cm" svg:height="1.9cm" svg:x="9.5cm" svg:y="4.7cm">
          <text:p text:style-name="P1">Has issue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8" draw:id="id18" draw:layer="layout" svg:width="7.1cm" svg:height="2.2cm" svg:x="7.5cm" svg:y="8.2cm">
          <text:p text:style-name="P1">Label the item as has an issue and resolve the issue; lift the liability of the item from the current owner and set it to the responsible personnel who will resolve the issue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4.5cm" svg:height="1.8cm" svg:x="8.8cm" svg:y="11.4cm">
          <text:p text:style-name="P1">Issue resolvab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1.1cm" svg:y1="6.6cm" svg:x2="11.05cm" svg:y2="8.2cm" draw:start-shape="id17" draw:start-glue-point="6" draw:end-shape="id18" draw:end-glue-point="0" svg:d="m11100 6600v801h-50v799" svg:viewBox="0 0 51 1601">
          <text:p text:style-name="P1">Yes</text:p>
        </draw:connector>
        <draw:connector draw:style-name="gr4" draw:text-style-name="P1" draw:layer="layout" svg:x1="11.05cm" svg:y1="10.4cm" svg:x2="11.05cm" svg:y2="11.4cm" draw:start-shape="id18" draw:start-glue-point="2" draw:end-shape="id19" draw:end-glue-point="4" svg:d="m11050 10400v1000" svg:viewBox="0 0 1 1001">
          <text:p/>
        </draw:connector>
        <draw:connector draw:style-name="gr3" draw:text-style-name="P1" draw:layer="layout" svg:x1="11.05cm" svg:y1="13.2cm" svg:x2="11.1cm" svg:y2="14.7cm" draw:start-shape="id19" draw:start-glue-point="6" draw:end-shape="id20" draw:end-glue-point="4" svg:d="m11050 13200v751h50v749" svg:viewBox="0 0 51 1501">
          <text:p text:style-name="P1">Yes</text:p>
        </draw:connector>
        <draw:custom-shape draw:style-name="gr1" draw:text-style-name="P1" xml:id="id20" draw:id="id20" draw:layer="layout" svg:width="2.6cm" svg:height="0.8cm" svg:x="9.8cm" svg:y="14.7cm">
          <text:p text:style-name="P1">Resolve iss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1" draw:id="id21" draw:layer="layout" svg:width="1.2cm" svg:height="1.1cm" svg:x="10.5cm" svg:y="16.7cm">
          <text:p text:style-name="P1">B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4" draw:text-style-name="P1" draw:layer="layout" svg:x1="11.1cm" svg:y1="15.5cm" svg:x2="11.1cm" svg:y2="16.7cm" draw:start-shape="id20" draw:start-glue-point="6" draw:end-shape="id21" draw:end-glue-point="4" svg:d="m11100 15500v1200" svg:viewBox="0 0 1 1201">
          <text:p/>
        </draw:connector>
        <draw:custom-shape draw:style-name="gr1" draw:text-style-name="P1" xml:id="id22" draw:id="id22" draw:layer="layout" svg:width="4.5cm" svg:height="1.4cm" svg:x="15.1cm" svg:y="11.6cm">
          <text:p text:style-name="P1">Notify owner and archive the item in the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3.3cm" svg:y1="12.3cm" svg:x2="15.1cm" svg:y2="12.3cm" draw:start-shape="id19" draw:start-glue-point="7" draw:end-shape="id22" svg:d="m13300 12300h1800" svg:viewBox="0 0 1801 1">
          <text:p text:style-name="P1">No</text:p>
        </draw:connector>
        <draw:custom-shape draw:style-name="gr5" draw:text-style-name="P1" xml:id="id24" draw:id="id24" draw:layer="layout" svg:width="1.7cm" svg:height="0.8cm" svg:x="16.5cm" svg:y="15.7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svg:x1="17.35cm" svg:y1="13cm" svg:x2="17.35cm" svg:y2="13.9cm" draw:start-shape="id22" draw:start-glue-point="6" draw:end-shape="id23" draw:end-glue-point="4" svg:d="m17350 13000v900" svg:viewBox="0 0 1 901">
          <text:p/>
        </draw:connector>
        <draw:custom-shape draw:style-name="gr1" draw:text-style-name="P1" xml:id="id23" draw:id="id23" draw:layer="layout" svg:width="3.1cm" svg:height="0.8cm" svg:x="15.8cm" svg:y="13.9cm">
          <text:p text:style-name="P1">Dispose the i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7.35cm" svg:y1="14.7cm" svg:x2="17.35cm" svg:y2="15.7cm" draw:start-shape="id23" draw:start-glue-point="6" draw:end-shape="id24" draw:end-glue-point="4" svg:d="m17350 14700v1000" svg:viewBox="0 0 1 1001">
          <text:p/>
        </draw:connector>
        <draw:custom-shape draw:style-name="gr1" draw:text-style-name="P1" xml:id="id26" draw:id="id26" draw:layer="layout" svg:width="4.5cm" svg:height="2.5cm" svg:x="1.9cm" svg:y="4.4cm">
          <text:p text:style-name="P1">Changes on ownership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line-skew="-0.201cm" svg:x1="2.45cm" svg:y1="3.1cm" svg:x2="4.15cm" svg:y2="4.4cm" draw:start-shape="id25" draw:start-glue-point="6" draw:end-shape="id26" draw:end-glue-point="4" svg:d="m2450 3100v450h1700v850" svg:viewBox="0 0 1701 1301">
          <text:p/>
        </draw:connector>
        <draw:connector draw:style-name="gr3" draw:text-style-name="P1" draw:layer="layout" svg:x1="6.4cm" svg:y1="5.65cm" svg:x2="9.5cm" svg:y2="5.65cm" draw:start-shape="id26" draw:start-glue-point="7" draw:end-shape="id17" draw:end-glue-point="5" svg:d="m6400 5650h3100" svg:viewBox="0 0 3101 1">
          <text:p text:style-name="P1">No</text:p>
        </draw:connector>
        <draw:custom-shape draw:style-name="gr5" draw:text-style-name="P1" xml:id="id27" draw:id="id27" draw:layer="layout" svg:width="1.1cm" svg:height="1cm" svg:x="15.1cm" svg:y="5.1cm">
          <text:p text:style-name="P1">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12.7cm" svg:y1="5.65cm" svg:x2="15.1cm" svg:y2="5.6cm" draw:start-shape="id17" draw:start-glue-point="7" draw:end-shape="id27" draw:end-glue-point="6" svg:d="m12700 5650h1201v-50h1199" svg:viewBox="0 0 2401 51">
          <text:p text:style-name="P1">No</text:p>
        </draw:connector>
        <draw:custom-shape draw:style-name="gr5" draw:text-style-name="P1" xml:id="id28" draw:id="id28" draw:layer="layout" svg:width="1.1cm" svg:height="1.1cm" svg:x="4.8cm" svg:y="2.1cm">
          <text:p text:style-name="P1">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4.8cm" svg:y1="2.65cm" svg:x2="2.9cm" svg:y2="2.65cm" draw:start-shape="id28" draw:start-glue-point="6" draw:end-shape="id25" draw:end-glue-point="7" svg:d="m4800 2650h-1900" svg:viewBox="0 0 1901 1">
          <text:p/>
        </draw:connector>
        <draw:custom-shape draw:style-name="gr5" draw:text-style-name="P1" xml:id="id29" draw:id="id29" draw:layer="layout" svg:width="1.1cm" svg:height="1.1cm" svg:x="3.6cm" svg:y="8.9cm">
          <text:p text:style-name="P1">B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30" draw:id="id30" draw:layer="layout" svg:width="1.1cm" svg:height="1.1cm" svg:x="8.3cm" svg:y="15.4cm">
          <text:p text:style-name="P1">B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4.15cm" svg:y1="6.9cm" svg:x2="4.15cm" svg:y2="8.9cm" draw:start-shape="id26" draw:start-glue-point="6" draw:end-shape="id29" draw:end-glue-point="4" svg:d="m4150 6900v2000" svg:viewBox="0 0 1 2001">
          <text:p text:style-name="P1">Yes</text:p>
        </draw:connector>
        <draw:connector draw:style-name="gr4" draw:text-style-name="P1" draw:layer="layout" svg:x1="9.4cm" svg:y1="15.95cm" svg:x2="11.1cm" svg:y2="16.7cm" draw:start-shape="id30" draw:start-glue-point="10" draw:end-shape="id21" draw:end-glue-point="4" svg:d="m9400 15950h1700v750" svg:viewBox="0 0 1701 751">
          <text:p/>
        </draw:connector>
        <draw:custom-shape draw:style-name="gr5" draw:text-style-name="P1" xml:id="id31" draw:id="id31" draw:layer="layout" svg:width="1.1cm" svg:height="1.1cm" svg:x="14.3cm" svg:y="14.6cm">
          <text:p text:style-name="P1">C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4" draw:text-style-name="P1" draw:layer="layout" svg:x1="15.4cm" svg:y1="15.15cm" svg:x2="17.35cm" svg:y2="15.7cm" draw:start-shape="id31" draw:start-glue-point="7" draw:end-shape="id24" draw:end-glue-point="4" svg:d="m15400 15150h1950v550" svg:viewBox="0 0 1951 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5T13:25:36.690021000</meta:creation-date>
    <dc:date>2014-06-05T17:34:00.384576000</dc:date>
    <meta:editing-duration>PT1H50M36S</meta:editing-duration>
    <meta:editing-cycles>10</meta:editing-cycles>
    <meta:generator>LibreOffice/4.1.6.2$MacOSX_x86 LibreOffice_project/40ff705089295be5be0aae9b15123f687c05b0a</meta:generator>
    <meta:document-statistic meta:object-count="64"/>
  </office:meta>
</office:document-meta>
</file>